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OmniMap</text:h>
      <text:p text:style-name="Text_20_body">This document describes how to checkout, build binaries, and build the installer for the OmniMap library.</text:p>
      <text:h text:style-name="Heading_20_2" text:outline-level="2">SVN Checkout</text:h>
      <text:p text:style-name="Text_20_body">The OmniMap svn tree resides at <text:a xlink:type="simple" xlink:href="http://wush.net/svn/elumenati/OmniMap">http://wush.net/svn/elumenati/OmniMap</text:a>. <text:s/><text:span text:style-name="T1">The </text:span><text:span text:style-name="T2">branch</text:span><text:span text:style-name="T1"> folder contains three folders that have already been merged back into the </text:span><text:span text:style-name="T2">Trunk</text:span><text:span text:style-name="T3">. <text:s/>The Tag folder contains snapshots of the tree at various release times. <text:s/>The current release is tagged 2.0.3. <text:s/>If you want to build the current release use that tagged version. <text:s/>If you want to build the most recent version(Which is required for OmniConfig, and Omnity, use the trunk).</text:span></text:p>
      <text:p text:style-name="Text_20_body"><text:span text:style-name="T3">To build OmniMap it is advised that you start with an empty folder, and check the OmniMap tree into a folder within that folder. <text:s/>This is because when you build OmniConfig, Omnity, and <text:s/>MoviePlayerTools, you will need to check them out into this same folder, so that relative path references to OmniMap are correct. <text:s/>For instance, to check out the current working version, create a folder called “</text:span><text:span text:style-name="T2">Elumenati</text:span><text:span text:style-name="T3">”. <text:s/>Then use your SVN client to check out the </text:span><text:a xlink:type="simple" xlink:href="http://wush.net/svn/elumenati/OmniMap"><text:span text:style-name="T3">http://wush.net/svn/elumenati/OmniMap/Trunk/OmniMap</text:span></text:a><text:span text:style-name="T3"> source into a new folder called OmniMap within <text:s/>the <text:s/></text:span><text:span text:style-name="T2">Elumenati</text:span><text:span text:style-name="T3"> folder .</text:span></text:p>
      <text:h text:style-name="Heading_20_3" text:outline-level="3">Building on Windows</text:h>
      <text:p text:style-name="Text_20_body">The windows release requires that the following components be built after checkout from SVN:</text:p>
      <text:list xml:id="list29626605" text:style-name="L1">
        <text:list-item>
          <text:p text:style-name="P1">Class library documentation</text:p>
        </text:list-item>
        <text:list-item>
          <text:p text:style-name="P1">OmniMap.dll release and debug versions</text:p>
        </text:list-item>
        <text:list-item>
          <text:p text:style-name="P1">OpenGL, D3D 9, and D3D 10 examples</text:p>
        </text:list-item>
      </text:list>
      <text:h text:style-name="Heading_20_4" text:outline-level="4">Building Class Library Documentation</text:h>
      <text:p text:style-name="Text_20_body">First, install <text:span text:style-name="T4">Doxygen</text:span> as it is used to build the Programmer's Reference. <text:s/>Once installed start the Doxygen Wizard from the Start menu (Start-programs-doxygen-Doxywizard). <text:s/>Open the file <text:span text:style-name="T4">OmniMap/Documentation/ClassDocs/OmniMap.doxy</text:span>. On the front panel, set the <text:span text:style-name="T6">Working Directory</text:span> to “<text:span text:style-name="T4">.</text:span>”, or <text:span text:style-name="T4">OmniMap/Documentation/ClassDocs</text:span>, then press the Start button. <text:s/>This will build the documentation. <text:s/>Once the Working Directory has been reset, the documentation can be built by the Visual Studio Solution file if something in a header file changes.</text:p>
      <text:h text:style-name="Heading_20_4" text:outline-level="4">Building the Library</text:h>
      <text:p text:style-name="Text_20_body">After checking out the OmniMap source tree, using Visual Studio 2005, open the solution file : OmniMap/src/Win32_BuildD3D/omnimapdllD3D.sln. <text:s/>Build the solution, and the OmniMap library is built. <text:s/>The release requires both the debug and release versions be built. <text:s/>So build both of them.</text:p>
      <text:h text:style-name="Heading_20_4" text:outline-level="4">Building the Internal Version of the Library</text:h>
      <text:p text:style-name="Text_20_body"><text:span text:style-name="T4">OmniConfig</text:span> requires a special build <text:s/>(Internal build) of the <text:span text:style-name="T4">OmniMap</text:span> library. <text:s/>To build the internal version(OminMapINT.dll, and OmniMapINTD.dll). <text:s/>If you have recently built the external version of OmniMap, you need to “<text:span text:style-name="T9">Rebuild Solution</text:span>” so that all sources get recompiled with the “<text:span text:style-name="T4">ELUMENATI_INTERNAL</text:span>” preprocessor variable defined. <text:s/>If the <text:span text:style-name="T4">OmniConfig</text:span> source tree is installed per the instructions above, and in the “<text:span text:style-name="T4">Building OmniConfig</text:span>” document, <text:span text:style-name="T7">OmniConfig</text:span> will link with the internal library built per these instructions. </text:p>
      <text:h text:style-name="Heading_20_4" text:outline-level="4">Building the Examples</text:h>
      <text:p text:style-name="Text_20_body">The Windows release includes examples for OpenGL, D3D 9 and D3D 10. <text:s/>To build them, with Visual Studio 2005, open <text:span text:style-name="T4">OmniMap/examples/Win32_Build/OMExamples_2005.sln</text:span>. <text:s/>Set the configuration to “Release”, and build. </text:p>
      <text:h text:style-name="Heading_20_3" text:outline-level="3">Building Installer for Windows</text:h>
      <text:p text:style-name="Text_20_body">Using Advanced Installer, open the Advanced Installer project file <text:span text:style-name="T4">OmniMap/Installation/OmniMapAPI.aip</text:span>. <text:s/>Build the <text:soft-page-break/>installer. <text:s/>See the documentation for Advanced Installer for more information. <text:s/>Advanced Installer produces an Windows install file for OmniMap. </text:p>
      <text:h text:style-name="Heading_20_3" text:outline-level="3">Building on OSX</text:h>
      <text:p text:style-name="Text_20_body">This section describes how to build OmniMap on OSX.</text:p>
      <text:h text:style-name="Heading_20_4" text:outline-level="4">Dependency on libGLEW</text:h>
      <text:p text:style-name="Text_20_body">OmniMap uses libGLEW, the GL Extension Wrangler library. <text:s/>Install it using macports from http://www.macports.org/</text:p>
      <text:h text:style-name="Heading_20_4" text:outline-level="4">Building the Lua Library</text:h>
      <text:p text:style-name="Text_20_body">The first step is to build the liblua.a, which is linked with the OmniMap library. <text:s/>In a shell, simply go to :</text:p>
      <text:p text:style-name="Text_20_body"><text:tab/>OmniMap/src/cLua/LuaDist/lua-5.1/src</text:p>
      <text:p text:style-name="Text_20_body">Then type : make macosx</text:p>
      <text:p text:style-name="Text_20_body">This will build liblua.a, which is referenced from the xCode build file.</text:p>
      <text:h text:style-name="Heading_20_4" text:outline-level="4">Building the OmniMapAPI Framework</text:h>
      <text:p text:style-name="Text_20_body">Now, OmniMap can be built using the xCode project file. <text:s/>Open the xCode project file at:</text:p>
      <text:p text:style-name="Text_20_body"><text:tab/>OmniMap/src/OSX_Build/OmniMapAPI.xcodeproj</text:p>
      <text:p text:style-name="Text_20_body">Select the OmniMapAPI target for build, and build it. <text:s/>It can be built in either Debug or Release mode. <text:s/>In Debug mode, the built framework will be in <text:span text:style-name="T5">OmniMap/src/OSX_Build/build/Debug/OmniMapAPI.framework</text:span><text:span text:style-name="T10">. <text:s/>In Release mode, the built framework will be in <text:s/></text:span><text:span text:style-name="T5">OmniMap/src/OSX_Build/OmniMapAPI.dst/Library/Frameworks/OmniMapAPI.framework</text:span><text:span text:style-name="T8">. <text:s/>The release tree is used to build an installer for application developers who want to link the OmniMap API with their application.</text:span></text:p>
      <text:h text:style-name="P3" text:outline-level="4">Building the OmniMapUnityPI <text:s/>Bundle</text:h>
      <text:p text:style-name="P2">The current source tree for the plugin wrapper can be checked out from :</text:p>
      <text:p text:style-name="Text_20_body"><text:span text:style-name="T8"><text:tab/> </text:span><text:a xlink:type="simple" xlink:href="http://wush.net/svn/elumenati/OmniMapUnityPI/Trunk/OmniMapUnityPI"><text:span text:style-name="T8">http://wush.net/svn/elumenati/OmniMapUnityPI/Trunk/OmniMapUnityPI</text:span></text:a></text:p>
      <text:p text:style-name="P2">Release 1.0.0 for the plugin source is tagged at :</text:p>
      <text:p text:style-name="Text_20_body"><text:span text:style-name="T8"><text:tab/> </text:span><text:a xlink:type="simple" xlink:href="http://wush.net/svn/elumenati/OmniMapUnityPI/Tags/OmniMapUnityPI_1_0_0"><text:span text:style-name="T8">http://wush.net/svn/elumenati/OmniMapUnityPI/Tags/OmniMapUnityPI_1_0_0</text:span></text:a></text:p>
      <text:p text:style-name="P2"/>
      <text:p text:style-name="P2">The checked out OmniMapUnityPI directory should be in the same directory as the OmniMap source tree root folder(OmniMap). <text:s/>For instance, if you created the “Elumenati” directory when you checked out OmniMap, then OmniMapUnityPI should be a sibling to OmniMap in the Elumenati directory. <text:s/></text:p>
      <text:p text:style-name="Text_20_body"><text:span text:style-name="T8">The plugin is a bundle that includes a dynamic libarary that is essentially OmniMap plus the OmniMap wrapper code for Unity3D which is in OmniMapUnityPI/src/OmniMapUnitPI.cpp. <text:s/>The plugin bundle is built by simply setting the Active Target in the OmniMapAPI xCode project window to </text:span><text:span text:style-name="T5">OmniMapUnityPI</text:span><text:span text:style-name="T8">, and the Active Build Configuration to </text:span><text:span text:style-name="T5">ReleaseWithOmnity</text:span><text:span text:style-name="T8"> or </text:span><text:span text:style-name="T5">DebugWithOmnity</text:span><text:span text:style-name="T8">, and then pressing the Build button. <text:s/>The resulting bundle will be in OmniMap/src/OSX_Build/build/DebugWithOmnity/OmniMapUnityPI.bundle for debug, and <text:s/>OmniMap/src/OSX_Build/build/ReleaseWithOmnity/OmniMapUnityPI.bundle for release. <text:s/>To use this bundle in a Unity3D project, you must copy <text:s/></text:span><text:span text:style-name="T5">OmniMapUnityPI.bundle </text:span><text:span text:style-name="T8">into the Unity3D project's </text:span><text:span text:style-name="T5">Assets/Plugins</text:span><text:span text:style-name="T8"> directory.</text:span></text:p>
      <text:p text:style-name="P2"/>
      <text:p text:style-name="Text_20_body"/>
      <text:p text:style-name="Text_20_body">Building Installer for OS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30T12:38:23.88</meta:creation-date>
    <dc:date>2009-07-08T11:32:49.87</dc:date>
    <meta:editing-duration>PT54H24M21S</meta:editing-duration>
    <meta:editing-cycles>8</meta:editing-cycles>
    <meta:generator>OpenOffice.org/3.0$Win32 OpenOffice.org_project/300m9$Build-9358</meta:generator>
    <meta:document-statistic meta:table-count="0" meta:image-count="0" meta:object-count="0" meta:page-count="2" meta:paragraph-count="41" meta:word-count="813" meta:character-count="5789"/>
    <meta:user-defined meta:name="Info 1"/>
    <meta:user-defined meta:name="Info 2"/>
    <meta:user-defined meta:name="Info 3"/>
    <meta:user-defined meta:name="Info 4"/>
  </office:meta>
</office:document-meta>
</file>